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style:font-name="Courier New1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September 2016</text:p>
            <text:p text:style-name="P1"/>
            <text:p text:style-name="P1"><text:span text:style-name="T1">review of material done so far</text:span></text:p>
            <text:p text:style-name="P1"><text:span text:style-name="T1">This will be the first presentation of the restart</text:span></text:p>
            <text:p text:style-name="P1"><text:span text:style-name="T1"/></text:p>
            <text:p text:style-name="P1"><text:span text:style-name="T1">(not presented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Data Types in C</text:span>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/>
            <text:p text:style-name="P2">Integer - <text:span text:style-name="T3">int</text:span></text:p>
            <text:p text:style-name="P2"><text:span text:style-name="T3">int aNumber = 8;</text:span></text:p>
            <text:p text:style-name="P2"/>
            <text:p text:style-name="P2">Real numbers - <text:span text:style-name="T3">float, double</text:span></text:p>
            <text:p text:style-name="P2"/>
            <text:p text:style-name="P2">Boolean - true and false</text:p>
            <text:p text:style-name="P2">Character - <text:span text:style-name="T3">char</text:span></text:p>
            <text:p text:style-name="P2">String - arrays of characters</text:p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tl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1"/>
            <text:p text:style-name="P1">Rhubarb, rhubarb, rhubarb, rhubarb, rhubarb, rhubarb, rhubarb, rhubarb, rhubarb, rhubarb, rhubarb, rhubarb,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20<text:span text:style-name="T4">th</text:span> Jan 2016</text:p>
            <text:p text:style-name="P1"/>
            <text:p text:style-name="P1">The switch function</text:p>
            <text:p text:style-name="P1">Strings are arrays of char, null terminated.</text:p>
            <text:p text:style-name="P1"/>
            <text:p text:style-name="P1">Simple string functions:-</text:p>
            <text:p text:style-name="P1">strlen - length</text:p>
            <text:p text:style-name="P1">toupper()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27<text:span text:style-name="T4">th</text:span> Jan 2016</text:p>
            <text:p text:style-name="P1"/>
            <text:p text:style-name="P1">String functions.</text:p>
            <text:p text:style-name="P1">reading the keyboard - gets()</text:p>
            <text:p text:style-name="P1">Dangers of gets()</text:p>
            <text:p text:style-name="P1">Strcmp, strcpy, strcat - what do they do?</text:p>
            <text:p text:style-name="P1">Buffer overflows</text:p>
            <text:p text:style-name="P1">strto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3<text:span text:style-name="T4">r</text:span><text:span text:style-name="T4">d</text:span> Feb 2016</text:p>
            <text:p text:style-name="P1"/>
            <text:p text:style-name="P1">State diagrams</text:p>
            <text:p text:style-name="P1"/>
            <text:p text:style-name="P1">Enumeratio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17<text:span text:style-name="T4">th</text:span> Feb 2016</text:p>
            <text:p text:style-name="P1"/>
            <text:p text:style-name="P1">Unary and binary functions - what's the difference?</text:p>
            <text:p text:style-name="P1"/>
            <text:p text:style-name="P1">We added % (modulo) and ^ (raising to a power) functions.</text:p>
            <text:p text:style-name="P1"/>
            <text:p text:style-name="P1">Powerl() fun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8.963cm" svg:x="1.361cm" svg:y="0.837cm" presentation:class="outline" presentation:user-transformed="true">
          <draw:text-box>
            <text:p text:style-name="P1"/>
            <text:p text:style-name="P1">24<text:span text:style-name="T4">th</text:span> Feb 2016</text:p>
            <text:p text:style-name="P1"/>
            <text:p text:style-name="P1">Test driven development - TDD. <text:s/>Writing the tests that the function should pass before writing the function itself. <text:s/>This helps to do what?</text:p>
            <text:p text:style-name="P1"/>
            <text:p text:style-name="P1">Factorial</text:p>
            <text:p text:style-name="P1">What is the factorial function?</text:p>
            <text:p text:style-name="P1">What were the two ways of calculating it that we looked <text:s/>a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itl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1"/>
            <text:p text:style-name="P1">Rhubarb, rhubarb, rhubarb, rhubarb, rhubarb, rhubarb, rhubarb, rhubarb, rhubarb, rhubarb, rhubarb, rhubarb,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19T17:37:59.907958811</dc:date>
    <dc:creator>Mark Woodrow</dc:creator>
    <meta:editing-duration>P3DT12H23M14S</meta:editing-duration>
    <meta:editing-cycles>56</meta:editing-cycles>
    <meta:generator>LibreOffice/4.2.8.2$Linux_x86 LibreOffice_project/420m0$Build-2</meta:generator>
    <meta:document-statistic meta:object-count="59"/>
  </office:meta>
</office:document-meta>
</file>